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100000115FA848074.png" manifest:media-type="image/png"/>
  <manifest:file-entry manifest:full-path="Pictures/10000E39000013F400001CABB38BFBC0.svg" manifest:media-type="image/svg+xml"/>
  <manifest:file-entry manifest:full-path="Pictures/10000201000000C10000011590ABAA33.png" manifest:media-type="image/png"/>
  <manifest:file-entry manifest:full-path="Pictures/10000DD8000013F400001CABF4A06DE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3cm"/>
    </style:style>
    <style:style style:name="gr8" style:family="graphic" style:parent-style-name="standard">
      <style:graphic-properties draw:stroke="none" svg:stroke-color="#000000" draw:fill="none" draw:fill-color="#ffffff" fo:min-height="1.4cm"/>
    </style:style>
    <style:style style:name="gr9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0" style:family="graphic" style:parent-style-name="standard">
      <style:graphic-properties draw:marker-start="Arrow" draw:marker-end="Arrow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marker-start="Arrow" draw:marker-end="Arrow" draw:fill="none" draw:fill-color="#ffffff" fo:min-height="1.4cm"/>
    </style:style>
    <style:style style:name="gr12" style:family="graphic" style:parent-style-name="standard">
      <style:graphic-properties draw:stroke="none" svg:stroke-color="#000000" draw:marker-start="Arrow" draw:marker-end="Arrow" draw:fill="none" draw:fill-color="#ffffff" fo:min-height="0.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197cm" svg:height="13.853cm" svg:x="-0.036cm" svg:y="1.218cm">
          <draw:image xlink:href="Pictures/10000DD8000013F400001CABF4A06DE3.svg" xlink:type="simple" xlink:show="embed" xlink:actuate="onLoad">
            <text:p/>
          </draw:image>
          <draw:image xlink:href="Pictures/10000201000000C10000011590ABAA33.png" xlink:type="simple" xlink:show="embed" xlink:actuate="onLoad"/>
        </draw:frame>
        <draw:custom-shape draw:style-name="gr2" draw:text-style-name="P1" draw:layer="layout" svg:width="3.4cm" svg:height="7cm" svg:x="6.2cm" svg:y="4.4cm">
          <text:p text:style-name="P1">Ngin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" draw:text-style-name="P1" draw:layer="layout" svg:x1="2cm" svg:y1="10.8cm" svg:x2="6.2cm" svg:y2="10.8cm">
            <text:p/>
          </draw:line>
          <draw:frame draw:style-name="gr4" draw:layer="layout" svg:width="3.6cm" svg:height="1.673cm" svg:x="2cm" svg:y="8.9cm">
            <draw:text-box>
              <text:p>Port 80</text:p>
              <text:p>Request</text:p>
            </draw:text-box>
          </draw:frame>
        </draw:g>
        <draw:g>
          <draw:line draw:style-name="gr3" draw:text-style-name="P1" draw:layer="layout" svg:x1="9.6cm" svg:y1="10.8cm" svg:x2="12.2cm" svg:y2="10.8cm">
            <text:p/>
          </draw:line>
          <draw:line draw:style-name="gr3" draw:text-style-name="P1" draw:layer="layout" svg:x1="16.8cm" svg:y1="10.8cm" svg:x2="19.3cm" svg:y2="10.8cm">
            <text:p/>
          </draw:line>
          <draw:frame draw:style-name="gr4" draw:layer="layout" svg:width="2.8cm" svg:height="1.673cm" svg:x="9.7cm" svg:y="9.8cm">
            <draw:text-box>
              <text:p>/* Port 8001</text:p>
            </draw:text-box>
          </draw:frame>
          <draw:custom-shape draw:style-name="gr5" draw:text-style-name="P1" draw:layer="layout" svg:width="4.7cm" svg:height="1.2cm" svg:x="12.1cm" svg:y="10.2cm">
            <text:p text:style-name="P1">uWSGI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4.8cm" svg:height="1.1cm" svg:x="19.2cm" svg:y="10.2cm">
            <text:p text:style-name="P1">Djang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11.8cm" svg:height="1.55cm" svg:x="13.9cm" svg:y="8.2cm">
            <draw:text-box>
              <text:p>~/projects/galleria/galleria</text:p>
            </draw:text-box>
          </draw:frame>
        </draw:g>
        <draw:g>
          <draw:frame draw:style-name="gr8" draw:layer="layout" svg:width="4.2cm" svg:height="1.65cm" svg:x="10.8cm" svg:y="3.9cm">
            <draw:text-box>
              <text:p>/static</text:p>
            </draw:text-box>
          </draw:frame>
          <draw:frame draw:style-name="gr7" draw:layer="layout" svg:width="11.8cm" svg:height="1.55cm" svg:x="14.3cm" svg:y="5.1cm">
            <draw:text-box>
              <text:p>~/projects/galleria/static</text:p>
            </draw:text-box>
          </draw:frame>
          <draw:line draw:style-name="gr3" draw:text-style-name="P1" draw:layer="layout" svg:x1="9.6cm" svg:y1="5.4cm" svg:x2="14.2cm" svg:y2="5.4cm">
            <text:p/>
          </draw:line>
        </draw:g>
        <draw:g>
          <draw:line draw:style-name="gr3" draw:text-style-name="P1" draw:layer="layout" svg:x1="9.6cm" svg:y1="7.45cm" svg:x2="14.2cm" svg:y2="7.45cm">
            <text:p/>
          </draw:line>
          <draw:frame draw:style-name="gr8" draw:layer="layout" svg:width="4.2cm" svg:height="1.65cm" svg:x="10.6cm" svg:y="6.2cm">
            <draw:text-box>
              <text:p>/media</text:p>
            </draw:text-box>
          </draw:frame>
          <draw:frame draw:style-name="gr7" draw:layer="layout" svg:width="11.8cm" svg:height="1.55cm" svg:x="13.9cm" svg:y="6.85cm">
            <draw:text-box>
              <text:p>~/projects/galleria/media</text:p>
            </draw:text-box>
          </draw:frame>
        </draw:g>
        <draw:frame draw:style-name="gr1" draw:text-style-name="P1" draw:layer="layout" svg:width="27.6cm" svg:height="4.95cm" svg:x="0.4cm" svg:y="14.35cm">
          <draw:image xlink:href="Pictures/10000E39000013F400001CABB38BFBC0.svg" xlink:type="simple" xlink:show="embed" xlink:actuate="onLoad">
            <text:p/>
          </draw:image>
          <draw:image xlink:href="Pictures/10000201000000C100000115FA848074.png" xlink:type="simple" xlink:show="embed" xlink:actuate="onLoad"/>
        </draw:frame>
        <draw:line draw:style-name="gr9" draw:text-style-name="P1" draw:layer="layout" svg:x1="21.4cm" svg:y1="11.3cm" svg:x2="21.3cm" svg:y2="16.4cm">
          <text:p/>
        </draw:line>
        <draw:custom-shape draw:style-name="gr10" draw:text-style-name="P1" draw:layer="layout" svg:width="7.8cm" svg:height="1.5cm" svg:x="15.4cm" svg:y="16.5cm">
          <text:p text:style-name="P1">PostgreSQL</text:p>
          <draw:enhanced-geometry svg:viewBox="0 0 21600 21600" draw:type="rectangle" draw:enhanced-path="M 0 0 L 21600 0 21600 21600 0 21600 0 0 Z N"/>
        </draw:custom-shape>
        <draw:frame draw:style-name="gr11" draw:layer="layout" svg:width="7.8cm" svg:height="1.673cm" svg:x="4.2cm" svg:y="2cm">
          <draw:text-box>
            <text:p>EC2 Ubuntu instance m1.small</text:p>
          </draw:text-box>
        </draw:frame>
        <draw:frame draw:style-name="gr12" draw:layer="layout" svg:width="14cm" svg:height="1.05cm" svg:x="4cm" svg:y="14.6cm">
          <draw:text-box>
            <text:p>EC2 RDS insta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2T10:56:34.474881653</meta:creation-date>
    <dc:date>2014-05-12T11:43:23.533972467</dc:date>
    <meta:editing-duration>PT1M8S</meta:editing-duration>
    <meta:editing-cycles>4</meta:editing-cycles>
    <meta:generator>LibreOffice/4.2.3.3$Linux_X86_64 LibreOffice_project/420m0$Build-3</meta:generator>
    <meta:document-statistic meta:object-count="25"/>
  </office:meta>
</office:document-meta>
</file>